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fo:break-before="page"/>
      <style:text-properties fo:font-size="8pt" style:font-size-asian="8pt" style:font-size-complex="8pt"/>
    </style:style>
    <style:style style:name="P16" style:family="paragraph" style:parent-style-name="Heading_20_3">
      <style:text-properties style:font-name="Bitstream Vera Sans1"/>
    </style:style>
    <style:style style:name="P17" style:family="paragraph" style:parent-style-name="Heading_20_1">
      <style:text-properties style:font-name="Bitstream Vera Sans1"/>
    </style:style>
    <style:style style:name="P18" style:family="paragraph" style:parent-style-name="Heading_20_2">
      <style:text-properties style:font-name="Bitstream Vera Sans1"/>
    </style:style>
    <style:style style:name="P19" style:family="paragraph" style:parent-style-name="Req-Name">
      <style:text-properties style:font-name="Bitstream Vera Sans1"/>
    </style:style>
    <style:style style:name="P20" style:family="paragraph" style:parent-style-name="Bibliography_20_1">
      <style:paragraph-properties>
        <style:tab-stops/>
      </style:paragraph-properties>
    </style:style>
    <style:style style:name="P21" style:family="paragraph" style:parent-style-name="Req-Text">
      <style:text-properties style:font-name="Bitstream Vera Sans1" style:font-name-asian="Bitstream Vera Sans1" style:font-name-complex="Bitstream Vera Sans1"/>
    </style:style>
    <style:style style:name="P22" style:family="paragraph" style:parent-style-name="Standard" style:master-page-name="First_20_Page">
      <style:paragraph-properties style:page-number="auto"/>
    </style:style>
    <style:style style:name="P23" style:family="paragraph" style:parent-style-name="Standard" style:list-style-name="L2"/>
    <style:style style:name="P24" style:family="paragraph" style:parent-style-name="Text_20_body" style:list-style-name="L1">
      <style:paragraph-properties fo:text-align="justify" style:justify-single-word="false"/>
      <style:text-properties fo:font-size="8pt" style:font-size-asian="8pt" style:font-size-complex="8pt"/>
    </style:style>
    <style:style style:name="P25" style:family="paragraph" style:parent-style-name="Text_20_body" style:list-style-name="L2">
      <style:text-properties style:font-name="Bitstream Vera Sans1"/>
    </style:style>
    <style:style style:name="P26" style:family="paragraph" style:parent-style-name="Text_20_body" style:list-style-name="L3"/>
    <style:style style:name="P27"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28" style:family="paragraph" style:parent-style-name="User_20_Index_20_Heading">
      <style:paragraph-properties fo:break-before="page"/>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64.99mm" style:type="right" style:leader-style="dotted" style:leader-text="."/>
        </style:tab-stops>
      </style:paragraph-properties>
    </style:style>
    <style:style style:name="P31" style:family="paragraph" style:parent-style-name="Contents_20_1">
      <style:paragraph-properties>
        <style:tab-stops>
          <style:tab-stop style:position="169.99mm" style:type="right" style:leader-style="dotted" style:leader-text="."/>
        </style:tab-stops>
      </style:paragraph-properties>
    </style:style>
    <style:style style:name="P32" style:family="paragraph" style:parent-style-name="Contents_20_3">
      <style:paragraph-properties>
        <style:tab-stops>
          <style:tab-stop style:position="160mm" style:type="right" style:leader-style="dotted" style:leader-text="."/>
        </style:tab-stops>
      </style:paragraph-properties>
    </style:style>
    <style:style style:name="P33" style:family="paragraph" style:parent-style-name="User_20_Index_20_1">
      <style:paragraph-properties>
        <style:tab-stops>
          <style:tab-stop style:position="169.99mm" style:type="right" style:leader-style="dotted" style:leader-text="."/>
        </style:tab-stops>
      </style:paragraph-properties>
    </style:style>
    <style:style style:name="P34" style:family="paragraph" style:parent-style-name="Contents_20_4">
      <style:paragraph-properties>
        <style:tab-stops>
          <style:tab-stop style:position="155.01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style:font-name="Courier"/>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3</text:p>
      <text:p text:style-name="P4"/>
      <text:p text:style-name="P4">Status: Alpha and unfinished</text:p>
      <text:p text:style-name="P4"/>
      <text:p text:style-name="P4"><text:date style:data-style-name="N76" text:date-value="2008-03-23T14:40:36" text:fixed="true">23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7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27">Redistributions must retain the above copyright notice, this list of conditions and the following disclaimer. </text:p>
        </text:list-item>
        <text:list-item>
          <text:p text:style-name="P24">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1">1 Note About Status<text:tab/>5</text:p>
          <text:p text:style-name="P31">2 Features<text:tab/>5</text:p>
          <text:p text:style-name="P31">3 Name<text:tab/>5</text:p>
          <text:p text:style-name="P31">4 Alternatives<text:tab/>5</text:p>
          <text:p text:style-name="P31">5 Introduction<text:tab/>6</text:p>
          <text:p text:style-name="P31">6 Requirements<text:tab/>6</text:p>
          <text:p text:style-name="P30">6.1 General<text:tab/>6</text:p>
          <text:p text:style-name="P30">6.2 initramfs<text:tab/>6</text:p>
          <text:p text:style-name="P30">6.3 init <text:tab/>7</text:p>
          <text:p text:style-name="P32">6.3.1 Phases and Stages<text:tab/>7</text:p>
          <text:p text:style-name="P34">6.3.1.1 Stages<text:tab/>8</text:p>
          <text:p text:style-name="P34">6.3.1.2 Phases<text:tab/>9</text:p>
          <text:p text:style-name="P32">6.3.2 Modules<text:tab/>9</text:p>
          <text:p text:style-name="P32">6.3.3 Dependencies<text:tab/>10</text:p>
          <text:p text:style-name="P30">6.4 Boot variants<text:tab/>10</text:p>
          <text:p text:style-name="P32">6.4.1 Generic<text:tab/>10</text:p>
          <text:p text:style-name="P32">6.4.2 Local<text:tab/>10</text:p>
          <text:p text:style-name="P32">6.4.3 NFS<text:tab/>10</text:p>
          <text:p text:style-name="P32">6.4.4 iSCSI<text:tab/>10</text:p>
          <text:p text:style-name="P32">6.4.5 Fibre Channel<text:tab/>10</text:p>
          <text:p text:style-name="P32">6.4.6 udev <text:tab/>10</text:p>
          <text:p text:style-name="P32">6.4.7 multipath<text:tab/>10</text:p>
          <text:p text:style-name="P32">6.4.8 LVM<text:tab/>10</text:p>
          <text:p text:style-name="P32">6.4.9 network <text:tab/>10</text:p>
          <text:p text:style-name="P34">6.4.9.1 DHCP<text:tab/>10</text:p>
          <text:p text:style-name="P34">6.4.9.2 static<text:tab/>10</text:p>
          <text:p text:style-name="P30">6.5 Command Line Parameters<text:tab/>10</text:p>
          <text:p text:style-name="P31">7 Design decisions<text:tab/>10</text:p>
          <text:p text:style-name="P30">7.1 Python<text:tab/>10</text:p>
          <text:p text:style-name="P31">8 Bibliography<text:tab/>11</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28">Requirements</text:p>
          </text:index-title>
          <text:p text:style-name="P33">Requirement #1: Create bootable initramfs<text:tab/>6</text:p>
          <text:p text:style-name="P33">Requirement #2: General<text:tab/>6</text:p>
          <text:p text:style-name="P33">Requirement #3: init as a shell script<text:tab/>7</text:p>
          <text:p text:style-name="P33">Requirement #4: Efficient<text:tab/>7</text:p>
          <text:p text:style-name="P33">Requirement #5: Phases<text:tab/>7</text:p>
          <text:p text:style-name="P33">Requirement #6: Stages<text:tab/>8</text:p>
          <text:p text:style-name="P33">Requirement #7: Stages are optional<text:tab/>8</text:p>
          <text:p text:style-name="P33">Requirement #8: Stage prepare<text:tab/>8</text:p>
          <text:p text:style-name="P33">Requirement #9: Stage pre_output<text:tab/>8</text:p>
          <text:p text:style-name="P33">Requirement #10: Stage pre_output only for Generic Module<text:tab/>8</text:p>
          <text:p text:style-name="P33">Requirement #11: Stage output<text:tab/>8</text:p>
          <text:p text:style-name="P33">Requirement #12: Stage post_output<text:tab/>8</text:p>
          <text:p text:style-name="P33">Requirement #13: Stage post_output only for Generic Module<text:tab/>9</text:p>
          <text:p text:style-name="P33">Requirement #14: Stage cleanup<text:tab/>9</text:p>
          <text:p text:style-name="P33">Requirement #15: Phase Intro<text:tab/>9</text:p>
          <text:p text:style-name="P33">Requirement #16: Phase FunctionDefinition<text:tab/>9</text:p>
          <text:p text:style-name="P33">Requirement #17: Phase CommandLineParsing<text:tab/>9</text:p>
        </text:index-body>
      </text:user-index>
      <text:p text:style-name="P10"/>
      <text:p text:style-name="P15"/>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25">it's extensible: to add functionality, only a small python module is needed.</text:p>
        </text:list-item>
        <text:list-item>
          <text:p text:style-name="P23"><text:span text:style-name="T3">boot with init script generated by </text:span><text:span text:style-name="T1">init4boot</text:span><text:span text:style-name="T3"> is faster, because</text:span></text:p>
          <text:list>
            <text:list-item>
              <text:p text:style-name="P25">everything that can be handled is handled at script creation time – and not during boot time.</text:p>
            </text:list-item>
            <text:list-item>
              <text:p text:style-name="P23"><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25">it's portable and the resulting initramfs can be used for mostly all systems.</text:p>
        </text:list-item>
        <text:list-item>
          <text:p text:style-name="P25">there is no data collected and used from the build-host system.</text:p>
        </text:list-item>
        <text:list-item>
          <text:p text:style-name="P25">all configuration is done with command line parameters and the dhcp rootpath parameter.</text:p>
        </text:list-item>
        <text:list-item>
          <text:p text:style-name="P25">iSCSI boot is supported.</text:p>
        </text:list-item>
        <text:list-item>
          <text:p text:style-name="P25">multipath is supported – also during boot time.</text:p>
        </text:list-item>
        <text:list-item>
          <text:p text:style-name="P25">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7" text:outline-level="1">Alternatives</text:h>
      <text:p text:style-name="P12">There are a couple of other tools and packages, that do similar things:</text:p>
      <text:list text:style-name="L3">
        <text:list-item>
          <text:p text:style-name="P26"><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26"><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26"><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p text:style-name="P12"/>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p text:style-name="P12"/>
      <text:h text:style-name="P17" text:outline-level="1">Requirements</text:h>
      <text:h text:style-name="P18"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8" text:outline-level="2">initramfs</text:h>
      <text:p text:style-name="P12">This chapter summarises the requirements for the initramfs that is created with the command line tool.</text:p>
      <text:list text:style-name="Req-Numbering" text:continue-numbering="true">
        <text:list-item>
          <text:p text:style-name="P19">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8" text:outline-level="2"><text:soft-page-break/>init </text:h>
      <text:list text:style-name="Req-Numbering" text:continue-numbering="true">
        <text:list-item>
          <text:p text:style-name="P19">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19">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6"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text:soft-page-break/>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text:soft-page-break/>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should not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must be unset or deleted.</text:p>
        </text:list-item>
      </text:list>
      <text:p text:style-name="Text_20_body">Note: This stage typically holds things like <text:span text:style-name="T7">unset var</text:span> or <text:span text:style-name="T7">rm /tmp/somefile</text:span>.</text:p>
      <text:h text:style-name="Heading_20_4" text:outline-level="4">Phases</text:h>
      <text:p text:style-name="P12"/>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1">• Add a comment that the script is automatically generated and should not be changed.</text:p>
          <text:p text:style-name="P21">•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text:p>
      <text:p text:style-name="Text_20_body"/>
      <text:h text:style-name="P16" text:outline-level="3">Modules</text:h>
      <text:p text:style-name="P12"/>
      <text:h text:style-name="Heading_20_3" text:outline-level="3"><text:soft-page-break/>Dependencies</text:h>
      <text:p text:style-name="P12"/>
      <text:h text:style-name="P18" text:outline-level="2">Boot variants</text:h>
      <text:h text:style-name="P16" text:outline-level="3">Generic</text:h>
      <text:h text:style-name="P16" text:outline-level="3">Local</text:h>
      <text:h text:style-name="P16" text:outline-level="3">NFS</text:h>
      <text:h text:style-name="P16" text:outline-level="3">iSCSI</text:h>
      <text:h text:style-name="P16" text:outline-level="3">Fibre Channel</text:h>
      <text:h text:style-name="P16" text:outline-level="3">udev </text:h>
      <text:h text:style-name="P16" text:outline-level="3">multipath</text:h>
      <text:h text:style-name="P16" text:outline-level="3">LVM</text:h>
      <text:h text:style-name="Heading_20_3" text:outline-level="3">network </text:h>
      <text:h text:style-name="Heading_20_4" text:outline-level="4">DHCP</text:h>
      <text:h text:style-name="Heading_20_4" text:outline-level="4">static</text:h>
      <text:p text:style-name="P12"/>
      <text:h text:style-name="P18" text:outline-level="2">Command Line Parameters</text:h>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p text:style-name="Text_20_body"/>
      <text:p text:style-name="Text_20_body"><text:soft-page-break/></text:p>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0"><text:span text:style-name="Strong_20_Emphasis">RFC 2119</text:span>: <text:span text:style-name="Bib-Author">Bradner, S</text:span>, <text:span text:style-name="Bib-Title">Key words for use in RFCs to Indicate Requirement Levels</text:span>, 1997, http://www.ietf.org/rfc/rfc2119.txt</text:p>
          <text:p text:style-name="P20"><text:span text:style-name="Strong_20_Emphasis">iSCSI Boot post</text:span>: <text:span text:style-name="Bib-Author">Florath, Andreas</text:span>, <text:span text:style-name="Bib-Title">iSCSI Boot</text:span>, 2008, http://lists.debian.org/debian-kernel/2008/02/msg00719.html</text:p>
          <text:p text:style-name="P20"><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0"><text:span text:style-name="Strong_20_Emphasis">Debian initramfs-tools</text:span>: <text:span text:style-name="Bib-Author">unknown</text:span>, <text:span text:style-name="Bib-Title">initramfs-tools</text:span>, , http://packages.debian.org/source/sid/initramfs-tools</text:p>
          <text:p text:style-name="P20"><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1</text:page-number></text:span><text:span text:style-name="T3">/</text:span><text:span text:style-name="T3"><text:page-count>11</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3T15:05:26</dc:date>
    <meta:printed-by>Andreas Florath</meta:printed-by>
    <meta:print-date>2008-03-22T09:03:24</meta:print-date>
    <dc:language>en-GB</dc:language>
    <meta:editing-cycles>45</meta:editing-cycles>
    <meta:editing-duration>P1DT3H46M44S</meta:editing-duration>
    <meta:user-defined meta:name="Info 1"/>
    <meta:user-defined meta:name="Info 2"/>
    <meta:user-defined meta:name="Info 3"/>
    <meta:user-defined meta:name="Info 4"/>
    <meta:document-statistic meta:table-count="0" meta:image-count="0" meta:object-count="0" meta:page-count="11" meta:paragraph-count="191" meta:word-count="1658" meta:character-count="10387"/>
  </office:meta>
</office:document-meta>
</file>